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000000" fo:padding="0.0694in" fo:border="1pt solid #ffffff">
        <style:background-image/>
      </style:table-cell-properties>
    </style:style>
    <style:style style:name="Table3" style:family="table">
      <style:table-properties style:width="6.2701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42%"/>
    </style:style>
    <style:style style:name="P6" style:family="paragraph" style:parent-style-name="Standard">
      <style:paragraph-properties fo:line-height="139%" fo:orphans="0" fo:widows="0"/>
    </style:style>
    <style:style style:name="P7" style:family="paragraph" style:parent-style-name="Standard">
      <style:paragraph-properties fo:text-align="center" style:justify-single-word="false" fo:break-before="pag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color="#ffff00" fo:font-size="12pt" style:font-size-asian="12pt" style:font-size-complex="12pt" fo:background-color="#000000"/>
    </style:style>
    <style:style style:name="T5" style:family="text">
      <style:text-properties fo:color="#ffff00" fo:font-size="12pt" style:font-size-asian="12pt" style:font-size-complex="12pt"/>
    </style:style>
    <style:style style:name="T6" style:family="text">
      <style:text-properties fo:color="#00ffff" fo:font-size="12pt" style:font-size-asian="12pt" style:font-size-complex="12pt" fo:background-color="#000000"/>
    </style:style>
    <style:style style:name="T7" style:family="text">
      <style:text-properties fo:color="#00ffff" fo:font-size="12pt" style:font-size-asian="12pt" style:font-size-complex="12pt"/>
    </style:style>
    <style:style style:name="T8" style:family="text">
      <style:text-properties fo:color="#ffffff" fo:font-size="12pt" style:font-size-asian="12pt" style:font-size-complex="12pt" fo:background-color="#000000"/>
    </style:style>
    <style:style style:name="T9" style:family="text">
      <style:text-properties fo:color="#ffffff" fo:font-size="12pt" style:font-size-asian="12pt" style:font-size-complex="12pt"/>
    </style:style>
    <style:style style:name="T10" style:family="text">
      <style:text-properties fo:color="#ff0000" fo:font-size="12pt" style:font-size-asian="12pt" style:font-size-complex="12pt" fo:background-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IFTM - INSTITUTO FEDERAL DO TRIÂNGULO MINEIRO</text:span></text:p>
      <text:p text:style-name="P1"><text:span text:style-name="T1">ENGENHARIA DE COMPUTAÇÃO</text:span></text:p>
      <text:p text:style-name="P2"/>
      <text:p text:style-name="P2"/>
      <text:p text:style-name="P2"/>
      <text:p text:style-name="P1"><text:span text:style-name="T2">Rafael de Oliveira Évora</text:span></text:p>
      <text:p text:style-name="P1"><text:span text:style-name="T2">Yuri David Silva Duart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SEGUNDA ETAPA - TUTORIAL</text:span></text:p>
      <text:p text:style-name="P1"><text:span text:style-name="T1">BACK EXPRESS.JS E FRONT REACT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Uberaba</text:span></text:p>
      <text:p text:style-name="P1"><text:span text:style-name="T1">2024</text:span></text:p>
      <text:p text:style-name="P7"><text:span text:style-name="T3">Criando um projeto React</text:span></text:p>
      <text:p text:style-name="P4"/>
      <text:p text:style-name="Standard"><text:span text:style-name="T2">Vá até a pasta onde deseja salvar seu novo projeto e execute o comando:</text:span>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4">npx </text:span><text:span text:style-name="T6">create-react-app</text:span><text:span text:style-name="T8"> [nome do projeto]</text:span></text:p>
          </table:table-cell>
        </table:table-row>
      </table:table>
      <text:p text:style-name="P3"/>
      <text:p text:style-name="Standard"><text:span text:style-name="T2">Para executar o projeto siga os seguintes comandos:</text:span></text:p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10">cd</text:span><text:span text:style-name="T8"> [nome do projeto]</text:span></text:p>
            <text:p text:style-name="P8"><text:span text:style-name="T4">npm</text:span><text:span text:style-name="T8"> start</text:span></text:p>
          </table:table-cell>
        </table:table-row>
      </table:table>
      <text:p text:style-name="P3"/>
      <text:p text:style-name="P1"><text:span text:style-name="T3">Criando uma API Express.JS</text:span></text:p>
      <text:p text:style-name="P4"/>
      <text:p text:style-name="Standard"><text:span text:style-name="T2">Vá até a pasta onde deseja salvar seu novo projeto e execute os comandos:</text:span></text:p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5">mkdir </text:span><text:span text:style-name="T8">[nome da api]</text:span></text:p>
            <text:p text:style-name="P6"><text:span text:style-name="T5">$ cd </text:span><text:span text:style-name="T8">[nome da api]</text:span></text:p>
            <text:p text:style-name="P6"><text:span text:style-name="T4">npm</text:span><text:span text:style-name="T8"> init</text:span></text:p>
          </table:table-cell>
        </table:table-row>
      </table:table>
      <text:p text:style-name="P3"/>
      <text:p text:style-name="Standard"><text:span text:style-name="T2">Vá clicando enter até acabarem as opções.</text:span></text:p>
      <text:p text:style-name="Standard"><text:span text:style-name="T2">Para finalizar a criação do projeto execute</text:span></text:p>
      <text:p text:style-name="P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<text:span text:style-name="T5">npm</text:span><text:span text:style-name="T9"> </text:span><text:span text:style-name="T7">install </text:span><text:span text:style-name="T9">express --save</text:span></text:p>
          </table:table-cell>
        </table:table-row>
      </table:table>
      <text:p text:style-name="P3"/>
      <text:p text:style-name="Standard"><text:span text:style-name="T2">Para executar basta estar no diretório e executar o comando:</text:span></text:p>
      <text:p text:style-name="P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<text:span text:style-name="T5">node </text:span><text:span text:style-name="T9">app.j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0" meta:object-count="0" meta:page-count="2" meta:paragraph-count="24" meta:word-count="126" meta:character-count="718" meta:non-whitespace-character-count="617"/>
    <meta:generator>LibreOfficeDev/6.0.5.2$Linux_X86_64 LibreOffice_project/</meta:generator>
  </office:meta>
</office:document-meta>
</file>